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Times New Roman" fo:font-size="14pt" fo:letter-spacing="normal" fo:language="pt" fo:country="PT"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133f6a"/>
    </style:style>
    <style:style style:name="P4"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rsid="00133f6a" officeooo:paragraph-rsid="00133f6a"/>
    </style:style>
    <style:style style:name="P6"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officeooo:rsid="00133f6a" officeooo:paragraph-rsid="00133f6a"/>
    </style:style>
    <style:style style:name="T1" style:family="text">
      <style:text-properties officeooo:rsid="00133f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IK PROENÇA</text:p>
      <text:p text:style-name="P3">Full Stack Developer </text:p>
      <text:p text:style-name="P5">erik.proenca2011@gmail.com</text:p>
      <text:p text:style-name="P3">+55 11 9 8616-5932</text:p>
      <text:p text:style-name="P2">SOCIAL @erikproenca (linkedin)</text:p>
      <text:p text:style-name="P2">PROFILE</text:p>
      <text:p text:style-name="P1"><text:bookmark text:name="tw-target-text"/>Sou matemático, marido e pai. Trabalhei como professor por 14 anos e em 2020 tomei a decisão de mudar para a área de programação, que sempre foi uma grande paixão minha. Atualmente trabalho como desenvolvedor <text:s/>MuleSoft, . Adoro resolver desafios e quebra-cabeças.</text:p>
      <text:p text:style-name="P2"/>
      <text:p text:style-name="P2">Education</text:p>
      <text:list xml:id="list184088973" text:style-name="L1">
        <text:list-item>
          <text:p text:style-name="P6">Licenciatura em Matemática com habilitação em Física</text:p>
          <text:list>
            <text:list-item>
              <text:p text:style-name="P4">Anhanguera 2007-2009</text:p>
            </text:list-item>
          </text:list>
        </text:list-item>
        <text:list-item>
          <text:p text:style-name="P6">Desenvolvedor Full Stack</text:p>
          <text:list>
            <text:list-item>
              <text:p text:style-name="P4">Impacta 2021-2021</text:p>
            </text:list-item>
          </text:list>
        </text:list-item>
      </text:list>
      <text:p text:style-name="P2">Skills</text:p>
      <text:p text:style-name="P2">· JavaScript</text:p>
      <text:p text:style-name="P2">· MuleSoft</text:p>
      <text:p text:style-name="P2">· Python</text:p>
      <text:p text:style-name="P2">· FastAPI</text:p>
      <text:p text:style-name="P2">· Dynamics 365</text:p>
      <text:p text:style-name="P2">Experience</text:p>
      <text:p text:style-name="P5">Desenvolvedor MuleSoft</text:p>
      <text:p text:style-name="P2">From 06/2022 | ORANGE DOOR IT</text:p>
      <text:p text:style-name="P2">Trabalhar em equipe, desenvolvendo soluções para atender às necessidades do cliente, construir e manter api, dar suporte ao cliente, testar APIs, construir arquiteturas, comunicar-se com o SalesForce. <text:span text:style-name="T1">L</text:span>inguagens: Java, Dataweave.</text:p>
      <text:p text:style-name="P2">FULL STACK DEVELOPER</text:p>
      <text:p text:style-name="P2">From 06/2020 | Erik Proença</text:p>
      <text:p text:style-name="P2"><text:soft-page-break/>Develop end-to-end applications using HTML, CSS, Bootstrap, JavaScript || React on the frontend and using FastAPI, or NodeJS as middleware and MongoDB, or SQL, or MySQL as database. Work as a team, developing solutions to meet customer needs and demands focused on the ERP area. Know how to work with agile methodologies, code versioning and repositories. Test and identify possible problems.</text:p>
      <text:p text:style-name="P2">DYNAMICS 365 DEVELOPER</text:p>
      <text:p text:style-name="P2">From 10/2021 to 06/2022 | Nexer</text:p>
      <text:p text:style-name="P2">Work as a team, developing solutions to meet customer needs and demands focused on the ERP area. Know how to work with agile methodologies, code versioning and repositories. Test and identify possible problems. Languages developing: AL, C#(.Net)</text:p>
      <text:p text:style-name="P2">PROGRAMMING INSTRUCTOR I</text:p>
      <text:p text:style-name="P2">From 09/2021 to 06/2022 | Impacta</text:p>
      <text:p text:style-name="P2">Teach: Logic, HTML, CSS, JavaScript, React, Angular Instruct students to understand problems and build solutions.</text:p>
      <text:p text:style-name="P2">PROGRAMMING INSTRUCTOR II</text:p>
      <text:p text:style-name="P2">From 01/2022 to 06/2022 | FIAP</text:p>
      <text:p text:style-name="P2">Couch trainees at Projeto Decola Tech Teach HTML, CSS &amp; JS teach Nodejs and mentor students</text:p>
      <text:p text:style-name="P2">certificates</text:p>
      <text:p text:style-name="P2">Impacta Certificates</text:p>
      <text:p text:style-name="P2">Programming Logic Concepts with JavaScript (2021)</text:p>
      <text:p text:style-name="P2">Completed the training of Programming Logic Concepts with JavaScript - 20 hours. period from 05/03/2021 to 05/07/2021</text:p>
      <text:p text:style-name="P2">Front End Development with HTML5, CSS3 and JavaScript</text:p>
      <text:p text:style-name="P2">Completed Front End Development training with HTML5, CSS3 and JavaScript - 60 hours period from 05/10/2021 to 05/28/2021</text:p>
      <text:p text:style-name="P2">Data Technologies</text:p>
      <text:p text:style-name="P2">Completed data technology training (Online - Live) - 32 hours period from 05/31/2021 to 06/10/2021</text:p>
      <text:p text:style-name="P2">Front End Node.JS</text:p>
      <text:p text:style-name="P2"><text:soft-page-break/>Completed Front End Node training.JS - 52 hours period from 07/01/2021 to 07/20/2021</text:p>
      <text:p text:style-name="P2">Front End Development with React, Angular and TypeScript</text:p>
      <text:p text:style-name="P2">Completed Front End Development training with React, Angular and TypeScript - 100 hours period from 07/21/2021 to 08/20/2021</text:p>
      <text:p text:style-name="P2">languages</text:p>
      <text:p text:style-name="P2">· Portuguese</text:p>
      <text:p text:style-name="P2">· English</text:p>
      <text:p text:style-name="P2">· French</text:p>
      <text:p text:style-name="P2">interests</text:p>
      <text:p text:style-name="P2">Family</text:p>
      <text:p text:style-name="P2">Trips</text:p>
      <text:p text:style-name="P2">Gam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1:32:53.592616985</meta:creation-date>
    <dc:date>2023-06-27T11:41:12.032646864</dc:date>
    <meta:editing-duration>PT8M18S</meta:editing-duration>
    <meta:editing-cycles>1</meta:editing-cycles>
    <meta:document-statistic meta:table-count="0" meta:image-count="0" meta:object-count="0" meta:page-count="3" meta:paragraph-count="54" meta:word-count="412" meta:character-count="2735" meta:non-whitespace-character-count="2379"/>
    <meta:generator>LibreOffice/7.4.7.2$Linux_X86_64 LibreOffice_project/40$Build-2</meta:generator>
  </office:meta>
</office:document-meta>
</file>